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4.39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ext-properties style:font-name="Arial1" style:font-name-complex="Arial1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font-name="Arial1" style:font-name-complex="Arial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Taille Image</text:p>
          </table:table-cell>
          <table:table-cell office:value-type="string">
            <text:p>Image très gros</text:p>
          </table:table-cell>
          <table:table-cell office:value-type="string">
            <text:p>Réduire /compresser les imgs</text:p>
          </table:table-cell>
          <table:table-cell table:style-name="ce3" office:value-type="string">
            <text:p>Reduction et compression des images</text:p>
          </table:table-cell>
          <table:table-cell office:value-type="string">
            <text:p><text:a xlink:href="https://www.matthieu-tranvan.fr/referencement-naturel/checklist-seo-25-bonnes-pratiques-on-site-pour-renforcer-votre-referencement-naturel.html">https://www.matthieu-tranvan.fr/referencement-naturel/checklist-seo-25-bonnes-pratiques-on-site-pour-renforcer-votre-referencement-naturel.html</text:a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Balise title</text:p>
          </table:table-cell>
          <table:table-cell office:value-type="string">
            <text:p>Mieux renseigner le titre</text:p>
          </table:table-cell>
          <table:table-cell office:value-type="string">
            <text:p>Mettre un titre avec le mot-clé ou bien un nom de marque</text:p>
          </table:table-cell>
          <table:table-cell table:style-name="ce3" office:value-type="string">
            <text:p>Mettre le nom de l'agence + localisation/spécialisation</text:p>
          </table:table-cell>
          <table:table-cell table:style-name="ce4" office:value-type="string">
            <text:p><text:span text:style-name="T1"><text:a xlink:href="https://www.matthieu-tranvan.fr/referencement-naturel/checklist-seo-25-bonnes-pratiques-on-site-pour-renforcer-votre-referencement-naturel.html">https://www.matthieu-tranvan.fr/referencement-naturel/checklist-seo-25-bonnes-pratiques-on-site-pour-renforcer-votre-referencement-naturel.html</text:a></text:span></text:p>
          </table:table-cell>
          <table:table-cell table:number-columns-repeated="1018"/>
        </table:table-row>
        <table:table-row table:style-name="ro1">
          <table:table-cell office:value-type="string">
            <text:p>accessibilité </text:p>
          </table:table-cell>
          <table:table-cell office:value-type="string">
            <text:p>Image Texte</text:p>
          </table:table-cell>
          <table:table-cell office:value-type="string">
            <text:p>des blocs de textes sont des images</text:p>
          </table:table-cell>
          <table:table-cell office:value-type="string">
            <text:p>Remplacer les images par du texte</text:p>
          </table:table-cell>
          <table:table-cell table:style-name="ce3" office:value-type="string">
            <text:p>Remplacement des images par des balises P ou Div et écrire le texte </text:p>
          </table:table-cell>
          <table:table-cell office:value-type="string">
            <text:p><text:a xlink:href="https://openclassrooms.com/fr/courses/6691346-concevez-un-contenu-web-accessible/6940878-decouvrez-les-exigences-en-matiere-daccessibilite">https://openclassrooms.com/fr/courses/6691346-concevez-un-contenu-web-accessible/6940878-decouvrez-les-exigences-en-matiere-daccessibilite</text:a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Mauvais Keywords</text:p>
          </table:table-cell>
          <table:table-cell office:value-type="string">
            <text:p>Trop de répétition ( black hat ), pas assez de mot clé pertinent</text:p>
          </table:table-cell>
          <table:table-cell office:value-type="string">
            <text:p>Mieux faire ça recherche de mot-clé avant de faire le site ou pendant la création</text:p>
          </table:table-cell>
          <table:table-cell table:style-name="ce3" office:value-type="string">
            <text:p>Recherche SEO pour les keywords et en rajouter et supprimer les répétitions</text:p>
          </table:table-cell>
          <table:table-cell table:style-name="ce4" office:value-type="string">
            <text:p><text:span text:style-name="T1"><text:a xlink:href="https://www.matthieu-tranvan.fr/referencement-naturel/checklist-seo-25-bonnes-pratiques-on-site-pour-renforcer-votre-referencement-naturel.html">https://www.matthieu-tranvan.fr/referencement-naturel/checklist-seo-25-bonnes-pratiques-on-site-pour-renforcer-votre-referencement-naturel.html</text:a></text:span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Respect balise HTML</text:p>
          </table:table-cell>
          <table:table-cell office:value-type="string">
            <text:p>Balise H3 avant la balise H2 sur la page principal</text:p>
          </table:table-cell>
          <table:table-cell office:value-type="string">
            <text:p>Respecter l'ordre des balises H1/H2/H3</text:p>
          </table:table-cell>
          <table:table-cell table:style-name="ce3" office:value-type="string">
            <text:p>Enlever les 3 H3 sur la présentation</text:p>
          </table:table-cell>
          <table:table-cell table:style-name="ce4" office:value-type="string">
            <text:p><text:span text:style-name="T1"><text:a xlink:href="https://www.matthieu-tranvan.fr/referencement-naturel/checklist-seo-25-bonnes-pratiques-on-site-pour-renforcer-votre-referencement-naturel.html">https://www.matthieu-tranvan.fr/referencement-naturel/checklist-seo-25-bonnes-pratiques-on-site-pour-renforcer-votre-referencement-naturel.html</text:a></text:span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Identifier les images</text:p>
          </table:table-cell>
          <table:table-cell office:value-type="string">
            <text:p>Pas de ALT sur certaines images</text:p>
          </table:table-cell>
          <table:table-cell office:value-type="string">
            <text:p>Toujours mettre une balise alt pour expliquer l'image</text:p>
          </table:table-cell>
          <table:table-cell table:style-name="ce3" office:value-type="string">
            <text:p>Rajouter les balises alt sur les images nécessaires </text:p>
          </table:table-cell>
          <table:table-cell table:style-name="ce4" office:value-type="string">
            <text:p><text:span text:style-name="T1"><text:a xlink:href="https://www.matthieu-tranvan.fr/referencement-naturel/checklist-seo-25-bonnes-pratiques-on-site-pour-renforcer-votre-referencement-naturel.html">https://www.matthieu-tranvan.fr/referencement-naturel/checklist-seo-25-bonnes-pratiques-on-site-pour-renforcer-votre-referencement-naturel.html</text:a></text:span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Pas de langue </text:p>
          </table:table-cell>
          <table:table-cell office:value-type="string">
            <text:p>Pas de langue défini sur la balise lang</text:p>
          </table:table-cell>
          <table:table-cell office:value-type="string">
            <text:p>Toujours mettre la langue du site</text:p>
          </table:table-cell>
          <table:table-cell table:style-name="ce3" office:value-type="string">
            <text:p>Mettre fr dans la balise lang </text:p>
          </table:table-cell>
          <table:table-cell table:style-name="ce4" office:value-type="string">
            <text:p><text:span text:style-name="T1"><text:a xlink:href="https://www.matthieu-tranvan.fr/referencement-naturel/checklist-seo-25-bonnes-pratiques-on-site-pour-renforcer-votre-referencement-naturel.html">https://www.matthieu-tranvan.fr/referencement-naturel/checklist-seo-25-bonnes-pratiques-on-site-pour-renforcer-votre-referencement-naturel.html</text:a></text:span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Pas de Description</text:p>
          </table:table-cell>
          <table:table-cell office:value-type="string">
            <text:p>pas de balise meta description</text:p>
          </table:table-cell>
          <table:table-cell office:value-type="string">
            <text:p>toujours mettre une balise meta description</text:p>
          </table:table-cell>
          <table:table-cell table:style-name="ce3" office:value-type="string">
            <text:p>Rajout d'une description avec un petit paragraphe qui présente l'entreprise</text:p>
          </table:table-cell>
          <table:table-cell table:style-name="ce4" office:value-type="string">
            <text:p><text:span text:style-name="T1"><text:a xlink:href="https://www.matthieu-tranvan.fr/referencement-naturel/checklist-seo-25-bonnes-pratiques-on-site-pour-renforcer-votre-referencement-naturel.html">https://www.matthieu-tranvan.fr/referencement-naturel/checklist-seo-25-bonnes-pratiques-on-site-pour-renforcer-votre-referencement-naturel.html</text:a></text:span></text:p>
          </table:table-cell>
          <table:table-cell table:number-columns-repeated="1018"/>
        </table:table-row>
        <table:table-row table:style-name="ro1">
          <table:table-cell office:value-type="string">
            <text:p>accessibilité </text:p>
          </table:table-cell>
          <table:table-cell office:value-type="string">
            <text:p>contraste couleur</text:p>
          </table:table-cell>
          <table:table-cell office:value-type="string">
            <text:p>A certain endroit les couleurs sont trop proche l'un de lautre</text:p>
          </table:table-cell>
          <table:table-cell office:value-type="string">
            <text:p>Eviter les couleurs qui sont trop proche lorsque vous voulez mettre du texte</text:p>
          </table:table-cell>
          <table:table-cell table:style-name="ce3" office:value-type="string">
            <text:p>Changer l'une des couleurs sans dénaturer le site</text:p>
          </table:table-cell>
          <table:table-cell office:value-type="string">
            <text:p><text:a xlink:href="https://openclassrooms.com/fr/courses/6691346-concevez-un-contenu-web-accessible/6940878-decouvrez-les-exigences-en-matiere-daccessibilite">https://openclassrooms.com/fr/courses/6691346-concevez-un-contenu-web-accessible/6940878-decouvrez-les-exigences-en-matiere-daccessibilite</text:a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Mettre les styles seulement en CSS</text:p>
          </table:table-cell>
          <table:table-cell office:value-type="string">
            <text:p>Pas mal de balise style sur le HTML qui n'est pas du tout conseillé pour le référencement</text:p>
          </table:table-cell>
          <table:table-cell office:value-type="string">
            <text:p>Mettre uniquement les styles dans un fichier css</text:p>
          </table:table-cell>
          <table:table-cell table:style-name="ce3" office:value-type="string">
            <text:p>Déplacé les balises styles sur le fichier css</text:p>
          </table:table-cell>
          <table:table-cell office:value-type="string">
            <text:p><text:a xlink:href="https://www.ornitorinc.com/blog/referencement/10-bonnes-pratiques-referencement-seo/">https://www.ornitorinc.com/blog/referencement/10-bonnes-pratiques-referencement-seo/</text:a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Structure HTML</text:p>
          </table:table-cell>
          <table:table-cell office:value-type="string">
            <text:p>balise inutile li en trop</text:p>
          </table:table-cell>
          <table:table-cell office:value-type="string">
            <text:p>Bien structurer son code HTML </text:p>
          </table:table-cell>
          <table:table-cell table:style-name="ce3" office:value-type="string">
            <text:p>Suppression des balises en trop </text:p>
          </table:table-cell>
          <table:table-cell office:value-type="string">
            <text:p><text:a xlink:href="https://www.ornitorinc.com/blog/referencement/10-bonnes-pratiques-referencement-seo/">https://www.ornitorinc.com/blog/referencement/10-bonnes-pratiques-referencement-seo/</text:a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Cacher du texte sur la page</text:p>
          </table:table-cell>
          <table:table-cell office:value-type="string">
            <text:p>Pas mal de texte caché sur la page index</text:p>
          </table:table-cell>
          <table:table-cell office:value-type="string">
            <text:p>Ne pas cacher de texte pour référencement, utiliser plutot la meta keyword efficacement</text:p>
          </table:table-cell>
          <table:table-cell table:style-name="ce3" office:value-type="string">
            <text:p>Supprimer les textes cachés</text:p>
          </table:table-cell>
          <table:table-cell office:value-type="string">
            <text:p><text:a xlink:href="https://www.powertrafic.fr/texte-cache-seo/">https://www.powertrafic.fr/texte-cache-seo/</text:a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98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5">05/11/2021</text:date>, <text:time>09:1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05T09:17:46.95</dc:date>
    <dc:creator>Steven Lin</dc:creator>
    <meta:generator>OpenOffice/4.1.11$Win32 OpenOffice.org_project/4111m1$Build-9808</meta:generator>
    <meta:editing-duration>P1DT10H55M24S</meta:editing-duration>
    <meta:editing-cycles>2</meta:editing-cycles>
    <meta:document-statistic meta:table-count="1" meta:cell-count="79" meta:object-count="0"/>
  </office:meta>
</office:document-meta>
</file>